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Llevar a cabo una pequeña investigación para encontrar una librería sencilla que use jQuery en su implementación. Recordad Fakeloader, que la enseñamos en clase.</text:p>
      <text:p text:style-name="Standard"/>
      <text:p text:style-name="Standard">Debéis entregar un enlace a la librería junto con una explicación sencilla de qué ofrece la librería y cómo usar jQuery para proporcionarlo (una pequeña explicación de la implementación). No hace falta que sea muy al detalle pero sí que comentéis algunas de las cosas que hemos visto en clase.</text:p>
      <text:p text:style-name="Standard"/>
      <text:p text:style-name="Standard">NOTY es un plugin de jQuery que te permite crear facilmente alertas (de tipo error, advertencia, información y éxito), mensajes de confirmación como alternativa a los dialogos predeterminados. Cada notificación es añadida a una fila y serán mostradas consecutivamente. Las notificaciones pueden ser mostradas en la parte superior, superior-izquierda, superior-centro, superior derecha, centro de la pantalla etc.</text:p>
      <text:p text:style-name="Standard"/>
      <text:p text:style-name="Standard">https://ned.im/noty/#/</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1-30T18:28:34.989511160</meta:creation-date>
    <dc:date>2021-01-30T18:50:01.582914307</dc:date>
    <meta:editing-duration>PT1M6S</meta:editing-duration>
    <meta:editing-cycles>1</meta:editing-cycles>
    <meta:document-statistic meta:table-count="0" meta:image-count="0" meta:object-count="0" meta:page-count="1" meta:paragraph-count="4" meta:word-count="132" meta:character-count="888" meta:non-whitespace-character-count="760"/>
    <meta:generator>LibreOffice/6.4.6.2$Linux_X86_64 LibreOffice_project/40$Build-2</meta:generator>
  </office:meta>
</office:document-meta>
</file>